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0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1" style:family="paragraph" style:parent-style-name="Text_20_body" style:list-style-name="L4">
      <style:paragraph-properties fo:margin-left="0.593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fo:background-color="#1d1e23" loext:padding="0cm" loext:border="none"/>
    </style:style>
    <style:style style:name="P12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.296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.296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>
      <style:text-properties fo:color="#d7d7d7" loext:opacity="100%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inherit" fo:font-style="italic"/>
    </style:style>
    <style:style style:name="T3" style:family="text">
      <style:text-properties style:font-name="inherit" fo:font-style="italic" loext:padding="0cm" loext:border="none"/>
    </style:style>
    <style:style style:name="T4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normal" fo:font-weight="bold" fo:background-color="#1d1e23" loext:char-shading-value="0" loext:padding="0cm" loext:border="none"/>
    </style:style>
    <style:style style:name="T6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9" style:family="text">
      <style:text-properties fo:font-variant="normal" fo:text-transform="none" fo:color="#5780b0" loext:opacity="100%" style:font-name="inherit" fo:font-size="8.39999961853027pt" fo:letter-spacing="normal" fo:font-style="italic" fo:font-weight="normal" loext:padding="0cm" loext:border="none"/>
    </style:style>
    <style:style style:name="T10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11" style:family="text">
      <style:text-properties fo:font-variant="normal" fo:text-transform="none" style:font-name="inherit" fo:font-size="8.39999961853027pt" fo:letter-spacing="normal" fo:font-style="normal" fo:font-weight="bold" fo:background-color="#1d1e23" loext:char-shading-value="0" loext:padding="0cm" loext:border="none"/>
    </style:style>
    <style:style style:name="T12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3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4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16" style:family="text">
      <style:text-properties fo:font-variant="normal" fo:text-transform="none" fo:color="#000000" loext:opacity="100%" style:font-name="inherit" fo:font-size="8.39999961853027pt" fo:letter-spacing="normal" fo:font-style="normal" fo:font-weight="bold" fo:background-color="#1d1e23" loext:char-shading-value="0" loext:padding="0cm" loext:border="none"/>
    </style:style>
    <style:style style:name="T17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w many unattempted problems</text:h>
      <text:p text:style-name="P6"/>
      <text:h text:style-name="P2" text:outline-level="2">Problem</text:h>
      <text:p text:style-name="P13"><text:span text:style-name="Emphasis"><text:span text:style-name="T15">CodeChef recently revamped its </text:span></text:span><text:a xlink:type="simple" xlink:href="https://www.codechef.com/practice" text:style-name="Internet_20_link" text:visited-style-name="Visited_20_Internet_20_Link"><text:span text:style-name="Emphasis">practice page</text:span></text:a><text:span text:style-name="Emphasis"><text:span text:style-name="T15"> to make it easier for users to identify the next problems they should solve by introducing some new features:</text:span></text:span></text:p>
      <text:list xml:id="list1846362565" text:style-name="L1">
        <text:list-item>
          <text:p text:style-name="P14"><text:span text:style-name="Emphasis"><text:span text:style-name="T15">Recent Contest Problems - contains only problems from the last 2 contests</text:span></text:span></text:p>
        </text:list-item>
        <text:list-item>
          <text:p text:style-name="P14"><text:span text:style-name="Emphasis"><text:span text:style-name="T15">Separate Un-Attempted, Attempted, and All tabs</text:span></text:span></text:p>
        </text:list-item>
        <text:list-item>
          <text:p text:style-name="P14"><text:span text:style-name="Emphasis"><text:span text:style-name="T15">Problem Difficulty Rating - the Recommended dropdown menu has various difficulty ranges so that you can attempt the problems most suited to your experience</text:span></text:span></text:p>
        </text:list-item>
        <text:list-item>
          <text:p text:style-name="P14"><text:span text:style-name="Emphasis"><text:span text:style-name="T15">Popular Topics and Tags</text:span></text:span></text:p>
        </text:list-item>
      </text:list>
      <text:p text:style-name="P7">Our Chef is currently practicing on CodeChef and is a beginner. The count of ‘All Problems’ in the Beginner section is <draw:frame draw:style-name="fr1" draw:name="Quadro1" text:anchor-type="char" svg:width="0.041cm" draw:z-index="0"><draw:text-box fo:min-height="0.041cm"><text:p text:style-name="P16">�</text:p></draw:text-box></draw:frame><text:span text:style-name="T3">X</text:span>. Our Chef has already ‘Attempted’ <draw:frame draw:style-name="fr1" draw:name="Quadro2" text:anchor-type="char" svg:width="0.041cm" draw:z-index="1"><draw:text-box fo:min-height="0.041cm"><text:p text:style-name="P16">�</text:p></draw:text-box></draw:frame><text:span text:style-name="T3">Y</text:span> problems among them. How many problems are yet ‘Un-attempted’?</text:p>
      <text:h text:style-name="P3" text:outline-level="3">Input Format</text:h>
      <text:list xml:id="list3465591125" text:style-name="L2">
        <text:list-item>
          <text:p text:style-name="P10">The first and only line of input contains two space-separated integers <draw:frame draw:style-name="fr1" draw:name="Quadro3" text:anchor-type="char" svg:width="0.041cm" draw:z-index="2"><draw:text-box fo:min-height="0.041cm"><text:p text:style-name="P16">�</text:p></draw:text-box></draw:frame><text:span text:style-name="T1">X</text:span> and <draw:frame draw:style-name="fr1" draw:name="Quadro4" text:anchor-type="char" svg:width="0.041cm" draw:z-index="3"><draw:text-box fo:min-height="0.041cm"><text:p text:style-name="P16">�</text:p></draw:text-box></draw:frame><text:span text:style-name="T1">Y</text:span> — the count of 'All problems' in the Beginner's section and the count of Chef's 'Attempted' problems, respectively.</text:p>
        </text:list-item>
      </text:list>
      <text:h text:style-name="P3" text:outline-level="3">Output Format</text:h>
      <text:p text:style-name="P8">Output a single integer in a single line — the number of problems that are yet 'Un-attempted'</text:p>
      <text:h text:style-name="P3" text:outline-level="3">Constraints</text:h>
      <text:list xml:id="list1483866056" text:style-name="L3">
        <text:list-item>
          <text:p text:style-name="P12"><draw:frame draw:style-name="fr1" draw:name="Quadro5" text:anchor-type="char" svg:width="0.041cm" draw:z-index="4"><draw:text-box fo:min-height="0.041cm"><text:p text:style-name="P16">1≤�≤�≤1000</text:p></draw:text-box></draw:frame>1≤<text:span text:style-name="T2">Y</text:span>≤<text:span text:style-name="T2">X</text:span>≤1000</text:p>
        </text:list-item>
      </text:list>
      <text:h text:style-name="P3" text:outline-level="3">Subtasks</text:h>
      <text:list xml:id="list3135660999" text:style-name="L4">
        <text:list-item>
          <text:p text:style-name="P15"><text:span text:style-name="Strong_20_Emphasis"><text:span text:style-name="T16">Subtask 1 (100 points):</text:span></text:span></text:p>
          <text:list>
            <text:list-item>
              <text:p text:style-name="P11">Original constraints.</text:p>
            </text:list-item>
          </text:list>
        </text:list-item>
      </text:list>
      <text:h text:style-name="P3" text:outline-level="3">Sample 1:</text:h>
      <text:p text:style-name="P9">Input</text:p>
      <text:p text:style-name="P9">Output</text:p>
      <text:p text:style-name="P4">10 4</text:p>
      <text:p text:style-name="P4">6</text:p>
      <text:h text:style-name="P3" text:outline-level="3">Sample 2:</text:h>
      <text:p text:style-name="P9">Input</text:p>
      <text:p text:style-name="P9">Output</text:p>
      <text:p text:style-name="P4">10 10</text:p>
      <text:p text:style-name="P4">0</text:p>
      <text:h text:style-name="P3" text:outline-level="3">Sample 3:</text:h>
      <text:p text:style-name="P9">Input</text:p>
      <text:p text:style-name="P9">Output</text:p>
      <text:p text:style-name="P4">1000 990</text:p>
      <text:p text:style-name="P4">10</text:p>
      <text:h text:style-name="P3" text:outline-level="3">Sample 4:</text:h>
      <text:p text:style-name="P9">Input</text:p>
      <text:p text:style-name="P9">Output</text:p>
      <text:p text:style-name="P4">500 1</text:p>
      <text:p text:style-name="P4"><text:soft-page-break/>499</text:p>
      <text:h text:style-name="P3" text:outline-level="3">Explanation:</text:h>
      <text:p text:style-name="P17"><text:span text:style-name="Strong_20_Emphasis"><text:span text:style-name="T17">Test case </text:span></text:span><draw:frame draw:style-name="fr1" draw:name="Quadro6" text:anchor-type="char" svg:width="0.041cm" draw:z-index="5"><draw:text-box fo:min-height="0.041cm"><text:p text:style-name="P16">1</text:p></draw:text-box></draw:frame><text:span text:style-name="Strong_20_Emphasis"><text:span text:style-name="T18">1</text:span></text:span><text:span text:style-name="Strong_20_Emphasis"><text:span text:style-name="T17">:</text:span></text:span><text:span text:style-name="T19"> There are </text:span><draw:frame draw:style-name="fr1" draw:name="Quadro7" text:anchor-type="char" svg:width="0.041cm" draw:z-index="6"><draw:text-box fo:min-height="0.041cm"><text:p text:style-name="P16">10</text:p></draw:text-box></draw:frame><text:span text:style-name="T18">10</text:span><text:span text:style-name="T19"> problems in total in the Beginner's section, out of which </text:span><draw:frame draw:style-name="fr1" draw:name="Quadro8" text:anchor-type="char" svg:width="0.041cm" draw:z-index="7"><draw:text-box fo:min-height="0.041cm"><text:p text:style-name="P16">4</text:p></draw:text-box></draw:frame><text:span text:style-name="T18">4</text:span><text:span text:style-name="T19"> have been attempted. Hence, there are </text:span><draw:frame draw:style-name="fr1" draw:name="Quadro9" text:anchor-type="char" svg:width="0.041cm" draw:z-index="8"><draw:text-box fo:min-height="0.041cm"><text:p text:style-name="P16">6</text:p></draw:text-box></draw:frame><text:span text:style-name="T18">6</text:span><text:span text:style-name="T19"> Un-attempted problems.</text:span></text:p>
      <text:p text:style-name="P17"><text:span text:style-name="Strong_20_Emphasis"><text:span text:style-name="T17">Test case </text:span></text:span><draw:frame draw:style-name="fr1" draw:name="Quadro10" text:anchor-type="char" svg:width="0.041cm" draw:z-index="9"><draw:text-box fo:min-height="0.041cm"><text:p text:style-name="P16">2</text:p></draw:text-box></draw:frame><text:span text:style-name="Strong_20_Emphasis"><text:span text:style-name="T18">2</text:span></text:span><text:span text:style-name="Strong_20_Emphasis"><text:span text:style-name="T17">:</text:span></text:span><text:span text:style-name="T19"> There are </text:span><draw:frame draw:style-name="fr1" draw:name="Quadro11" text:anchor-type="char" svg:width="0.041cm" draw:z-index="10"><draw:text-box fo:min-height="0.041cm"><text:p text:style-name="P16">10</text:p></draw:text-box></draw:frame><text:span text:style-name="T18">10</text:span><text:span text:style-name="T19"> problems in total in the Beginner's section, out of which all have been attempted. Hence, there are </text:span><draw:frame draw:style-name="fr1" draw:name="Quadro12" text:anchor-type="char" svg:width="0.041cm" draw:z-index="11"><draw:text-box fo:min-height="0.041cm"><text:p text:style-name="P16">0</text:p></draw:text-box></draw:frame><text:span text:style-name="T18">0</text:span><text:span text:style-name="T19"> Un-attempted problems.</text:span></text:p>
      <text:p text:style-name="P17"><text:span text:style-name="Strong_20_Emphasis"><text:span text:style-name="T17">Test case </text:span></text:span><draw:frame draw:style-name="fr1" draw:name="Quadro13" text:anchor-type="char" svg:width="0.041cm" draw:z-index="12"><draw:text-box fo:min-height="0.041cm"><text:p text:style-name="P16">3</text:p></draw:text-box></draw:frame><text:span text:style-name="Strong_20_Emphasis"><text:span text:style-name="T18">3</text:span></text:span><text:span text:style-name="Strong_20_Emphasis"><text:span text:style-name="T17">:</text:span></text:span><text:span text:style-name="T19"> There are </text:span><draw:frame draw:style-name="fr1" draw:name="Quadro14" text:anchor-type="char" svg:width="0.041cm" draw:z-index="13"><draw:text-box fo:min-height="0.041cm"><text:p text:style-name="P16">1000</text:p></draw:text-box></draw:frame><text:span text:style-name="T18">1000</text:span><text:span text:style-name="T19"> problems in total in the Beginner's section, out of which </text:span><draw:frame draw:style-name="fr1" draw:name="Quadro15" text:anchor-type="char" svg:width="0.041cm" draw:z-index="14"><draw:text-box fo:min-height="0.041cm"><text:p text:style-name="P16">990</text:p></draw:text-box></draw:frame><text:span text:style-name="T18">990</text:span><text:span text:style-name="T19"> have been attempted. Hence, there are </text:span><draw:frame draw:style-name="fr1" draw:name="Quadro16" text:anchor-type="char" svg:width="0.041cm" draw:z-index="15"><draw:text-box fo:min-height="0.041cm"><text:p text:style-name="P16">10</text:p></draw:text-box></draw:frame><text:span text:style-name="T18">10</text:span><text:span text:style-name="T19"> Un-attempted problems.</text:span></text:p>
      <text:p text:style-name="P17"><text:span text:style-name="Strong_20_Emphasis"><text:span text:style-name="T17">Test case </text:span></text:span><draw:frame draw:style-name="fr1" draw:name="Quadro17" text:anchor-type="char" svg:width="0.041cm" draw:z-index="16"><draw:text-box fo:min-height="0.041cm"><text:p text:style-name="P16">4</text:p></draw:text-box></draw:frame><text:span text:style-name="Strong_20_Emphasis"><text:span text:style-name="T18">4</text:span></text:span><text:span text:style-name="Strong_20_Emphasis"><text:span text:style-name="T17">:</text:span></text:span><text:span text:style-name="T19"> There are </text:span><draw:frame draw:style-name="fr1" draw:name="Quadro18" text:anchor-type="char" svg:width="0.041cm" draw:z-index="17"><draw:text-box fo:min-height="0.041cm"><text:p text:style-name="P16">500</text:p></draw:text-box></draw:frame><text:span text:style-name="T18">500</text:span><text:span text:style-name="T19"> problems in total in the Beginner's section, out of which only </text:span><draw:frame draw:style-name="fr1" draw:name="Quadro19" text:anchor-type="char" svg:width="0.041cm" draw:z-index="18"><draw:text-box fo:min-height="0.041cm"><text:p text:style-name="P16">1</text:p></draw:text-box></draw:frame><text:span text:style-name="T18">1</text:span><text:span text:style-name="T19"> has been attempted. Hence, there are </text:span><draw:frame draw:style-name="fr1" draw:name="Quadro20" text:anchor-type="char" svg:width="0.041cm" draw:z-index="19"><draw:text-box fo:min-height="0.041cm"><text:p text:style-name="P16">499</text:p></draw:text-box></draw:frame><text:span text:style-name="T18">499</text:span><text:span text:style-name="T19"> Un-attempted problems.</text:span></text:p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8T08:27:11.670000000</dc:date>
    <meta:editing-duration>PT19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62" meta:word-count="335" meta:character-count="1867" meta:non-whitespace-character-count="1600"/>
  </office:meta>
</office:document-meta>
</file>